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5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2.706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2.884cm"/>
    </style:style>
    <style:style style:name="co7" style:family="table-column">
      <style:table-column-properties fo:break-before="auto" style:column-width="2.8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i7 q820 linux jdk 1.6" table:style-name="ta1">
        <table:shapes>
          <draw:frame draw:z-index="0" draw:style-name="gr1" svg:width="15.999cm" svg:height="8.999cm" svg:x="0.1cm" svg:y="2.662cm">
            <draw:object draw:notify-on-update-of-ranges="'i7 q820 linux jdk 1.6'.A1:'i7 q820 linux jdk 1.6'.A1 'i7 q820 linux jdk 1.6'.A2:'i7 q820 linux jdk 1.6'.A6 'i7 q820 linux jdk 1.6'.B1:'i7 q820 linux jdk 1.6'.B1 'i7 q820 linux jdk 1.6'.B2:'i7 q820 linux jdk 1.6'.B6 'i7 q820 linux jdk 1.6'.C1:'i7 q820 linux jdk 1.6'.C1 'i7 q820 linux jdk 1.6'.C2:'i7 q820 linux jdk 1.6'.C6 'i7 q820 linux jdk 1.6'.D1:'i7 q820 linux jdk 1.6'.D1 'i7 q820 linux jdk 1.6'.D2:'i7 q820 linux jdk 1.6'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Unsynchronized</text:p>
          </table:table-cell>
          <table:table-cell office:value-type="string">
            <text:p>Synchronized</text:p>
          </table:table-cell>
          <table:table-cell office:value-type="string">
            <text:p>Atomic</text:p>
          </table:table-cell>
        </table:table-row>
        <table:table-row table:style-name="ro1">
          <table:table-cell office:value-type="string">
            <text:p>Single Iter 1</text:p>
          </table:table-cell>
          <table:table-cell office:value-type="float" office:value="551">
            <text:p>551</text:p>
          </table:table-cell>
          <table:table-cell office:value-type="float" office:value="12116">
            <text:p>12116</text:p>
          </table:table-cell>
          <table:table-cell office:value-type="float" office:value="5119">
            <text:p>5119</text:p>
          </table:table-cell>
        </table:table-row>
        <table:table-row table:style-name="ro1">
          <table:table-cell office:value-type="string">
            <text:p>Single Iter 2</text:p>
          </table:table-cell>
          <table:table-cell office:value-type="float" office:value="533">
            <text:p>533</text:p>
          </table:table-cell>
          <table:table-cell office:value-type="float" office:value="1623">
            <text:p>1623</text:p>
          </table:table-cell>
          <table:table-cell office:value-type="float" office:value="5116">
            <text:p>5116</text:p>
          </table:table-cell>
        </table:table-row>
        <table:table-row table:style-name="ro1">
          <table:table-cell office:value-type="string">
            <text:p>Single Iter 3</text:p>
          </table:table-cell>
          <table:table-cell office:value-type="float" office:value="521">
            <text:p>521</text:p>
          </table:table-cell>
          <table:table-cell office:value-type="float" office:value="1607">
            <text:p>1607</text:p>
          </table:table-cell>
          <table:table-cell office:value-type="float" office:value="5102">
            <text:p>5102</text:p>
          </table:table-cell>
        </table:table-row>
        <table:table-row table:style-name="ro1">
          <table:table-cell office:value-type="string">
            <text:p>Single Iter 4</text:p>
          </table:table-cell>
          <table:table-cell office:value-type="float" office:value="510">
            <text:p>510</text:p>
          </table:table-cell>
          <table:table-cell office:value-type="float" office:value="1613">
            <text:p>1613</text:p>
          </table:table-cell>
          <table:table-cell office:value-type="float" office:value="5119">
            <text:p>5119</text:p>
          </table:table-cell>
        </table:table-row>
        <table:table-row table:style-name="ro1">
          <table:table-cell office:value-type="string">
            <text:p>Single Iter 5</text:p>
          </table:table-cell>
          <table:table-cell office:value-type="float" office:value="514">
            <text:p>514</text:p>
          </table:table-cell>
          <table:table-cell office:value-type="float" office:value="1623">
            <text:p>1623</text:p>
          </table:table-cell>
          <table:table-cell office:value-type="float" office:value="5079">
            <text:p>5079</text:p>
          </table:table-cell>
        </table:table-row>
      </table:table>
      <table:table table:name="Tabelle2" table:style-name="ta1">
        <table:shapes>
          <draw:frame draw:z-index="0" draw:style-name="gr1" svg:width="15.999cm" svg:height="8.999cm" svg:x="14.254cm" svg:y="3.088cm">
            <draw:object draw:notify-on-update-of-ranges="Tabelle2.H1:Tabelle2.H1 Tabelle2.H2:Tabelle2.H6 Tabelle2.I1:Tabelle2.I1 Tabelle2.I2:Tabelle2.I6 Tabelle2.J1:Tabelle2.J1 Tabelle2.J2:Tabelle2.J6 Tabelle2.K1:Tabelle2.K1 Tabelle2.K2:Tabelle2.K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Iteration</text:p>
          </table:table-cell>
          <table:table-cell office:value-type="string">
            <text:p>Thread</text:p>
          </table:table-cell>
          <table:table-cell office:value-type="string">
            <text:p>Unsynchronized</text:p>
          </table:table-cell>
          <table:table-cell office:value-type="string">
            <text:p>Synchronized</text:p>
          </table:table-cell>
          <table:table-cell office:value-type="string">
            <text:p>Atomic</text:p>
          </table:table-cell>
          <table:table-cell table:number-columns-repeated="2"/>
          <table:table-cell/>
          <table:table-cell office:value-type="string">
            <text:p>Unsynchronized</text:p>
          </table:table-cell>
          <table:table-cell office:value-type="string">
            <text:p>Synchronized</text:p>
          </table:table-cell>
          <table:table-cell office:value-type="string">
            <text:p>Atomic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79919">
            <text:p>79919</text:p>
          </table:table-cell>
          <table:table-cell office:value-type="float" office:value="17157">
            <text:p>17157</text:p>
          </table:table-cell>
          <table:table-cell table:number-columns-repeated="2"/>
          <table:table-cell office:value-type="string">
            <text:p>Iteration 1</text:p>
          </table:table-cell>
          <table:table-cell table:formula="of:=SUM([.C2:.C9])/8" office:value-type="float" office:value="233.125">
            <text:p>233,125</text:p>
          </table:table-cell>
          <table:table-cell table:formula="of:=SUM([.D2:.D9])/8" office:value-type="float" office:value="81240.375">
            <text:p>81240,375</text:p>
          </table:table-cell>
          <table:table-cell table:formula="of:=SUM([.E2:.E9])/8" office:value-type="float" office:value="19945.25">
            <text:p>19945,2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81835">
            <text:p>81835</text:p>
          </table:table-cell>
          <table:table-cell office:value-type="float" office:value="20422">
            <text:p>20422</text:p>
          </table:table-cell>
          <table:table-cell table:number-columns-repeated="2"/>
          <table:table-cell office:value-type="string">
            <text:p>Iteration 2</text:p>
          </table:table-cell>
          <table:table-cell table:formula="of:=SUM([.C13:.C20])/8" office:value-type="float" office:value="230">
            <text:p>230</text:p>
          </table:table-cell>
          <table:table-cell table:formula="of:=SUM([.D13:.D20])/8" office:value-type="float" office:value="80585.5">
            <text:p>80585,5</text:p>
          </table:table-cell>
          <table:table-cell table:formula="of:=SUM([.E13:.E20])/8" office:value-type="float" office:value="13787.625">
            <text:p>13787,6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2029">
            <text:p>82029</text:p>
          </table:table-cell>
          <table:table-cell office:value-type="float" office:value="20117">
            <text:p>20117</text:p>
          </table:table-cell>
          <table:table-cell table:number-columns-repeated="2"/>
          <table:table-cell office:value-type="string">
            <text:p>Iteration 3</text:p>
          </table:table-cell>
          <table:table-cell table:formula="of:=SUM([.C24:.C31])/8" office:value-type="float" office:value="233.625">
            <text:p>233,625</text:p>
          </table:table-cell>
          <table:table-cell table:formula="of:=SUM([.D24:.D31])/8" office:value-type="float" office:value="80881">
            <text:p>80881</text:p>
          </table:table-cell>
          <table:table-cell table:formula="of:=SUM([.E24:.E31])/8" office:value-type="float" office:value="15151.625">
            <text:p>15151,62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8">
            <text:p>228</text:p>
          </table:table-cell>
          <table:table-cell office:value-type="float" office:value="80979">
            <text:p>80979</text:p>
          </table:table-cell>
          <table:table-cell office:value-type="float" office:value="21527">
            <text:p>21527</text:p>
          </table:table-cell>
          <table:table-cell table:number-columns-repeated="2"/>
          <table:table-cell office:value-type="string">
            <text:p>Iteration 4</text:p>
          </table:table-cell>
          <table:table-cell table:formula="of:=SUM([.C33:.C40])/8" office:value-type="float" office:value="230.875">
            <text:p>230,875</text:p>
          </table:table-cell>
          <table:table-cell table:formula="of:=SUM([.D33:.D40])/8" office:value-type="float" office:value="81287.625">
            <text:p>81287,625</text:p>
          </table:table-cell>
          <table:table-cell table:formula="of:=SUM([.E33:.E40])/8" office:value-type="float" office:value="21107.875">
            <text:p>21107,87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office:value-type="float" office:value="81439">
            <text:p>81439</text:p>
          </table:table-cell>
          <table:table-cell office:value-type="float" office:value="20959">
            <text:p>20959</text:p>
          </table:table-cell>
          <table:table-cell table:number-columns-repeated="2"/>
          <table:table-cell office:value-type="string">
            <text:p>Iteration 5</text:p>
          </table:table-cell>
          <table:table-cell table:formula="of:=SUM([.C42:.C49])/8" office:value-type="float" office:value="233">
            <text:p>233</text:p>
          </table:table-cell>
          <table:table-cell table:formula="of:=SUM([.D42:.D49])/8" office:value-type="float" office:value="81318.75">
            <text:p>81318,75</text:p>
          </table:table-cell>
          <table:table-cell table:formula="of:=SUM([.E42:.E49])/8" office:value-type="float" office:value="20771.125">
            <text:p>20771,12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office:value-type="float" office:value="82006">
            <text:p>82006</text:p>
          </table:table-cell>
          <table:table-cell office:value-type="float" office:value="20529">
            <text:p>20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4">
            <text:p>244</text:p>
          </table:table-cell>
          <table:table-cell office:value-type="float" office:value="81325">
            <text:p>81325</text:p>
          </table:table-cell>
          <table:table-cell office:value-type="float" office:value="18737">
            <text:p>18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office:value-type="float" office:value="80391">
            <text:p>80391</text:p>
          </table:table-cell>
          <table:table-cell office:value-type="float" office:value="20114">
            <text:p>20114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77038">
            <text:p>77038</text:p>
          </table:table-cell>
          <table:table-cell office:value-type="float" office:value="2390">
            <text:p>23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81467">
            <text:p>81467</text:p>
          </table:table-cell>
          <table:table-cell office:value-type="float" office:value="16819">
            <text:p>16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office:value-type="float" office:value="80246">
            <text:p>80246</text:p>
          </table:table-cell>
          <table:table-cell office:value-type="float" office:value="12754">
            <text:p>12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  <table:table-cell office:value-type="float" office:value="80717">
            <text:p>80717</text:p>
          </table:table-cell>
          <table:table-cell office:value-type="float" office:value="15227">
            <text:p>15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office:value-type="float" office:value="80893">
            <text:p>80893</text:p>
          </table:table-cell>
          <table:table-cell office:value-type="float" office:value="16340">
            <text:p>163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1669">
            <text:p>81669</text:p>
          </table:table-cell>
          <table:table-cell office:value-type="float" office:value="16659">
            <text:p>16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1">
            <text:p>231</text:p>
          </table:table-cell>
          <table:table-cell office:value-type="float" office:value="80888">
            <text:p>80888</text:p>
          </table:table-cell>
          <table:table-cell office:value-type="float" office:value="13609">
            <text:p>1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office:value-type="float" office:value="81766">
            <text:p>81766</text:p>
          </table:table-cell>
          <table:table-cell office:value-type="float" office:value="16503">
            <text:p>16503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80746">
            <text:p>80746</text:p>
          </table:table-cell>
          <table:table-cell office:value-type="float" office:value="11754">
            <text:p>11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78684">
            <text:p>78684</text:p>
          </table:table-cell>
          <table:table-cell office:value-type="float" office:value="6595">
            <text:p>6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80417">
            <text:p>80417</text:p>
          </table:table-cell>
          <table:table-cell office:value-type="float" office:value="15685">
            <text:p>15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47">
            <text:p>247</text:p>
          </table:table-cell>
          <table:table-cell office:value-type="float" office:value="81848">
            <text:p>81848</text:p>
          </table:table-cell>
          <table:table-cell office:value-type="float" office:value="15478">
            <text:p>15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33">
            <text:p>233</text:p>
          </table:table-cell>
          <table:table-cell office:value-type="float" office:value="80583">
            <text:p>80583</text:p>
          </table:table-cell>
          <table:table-cell office:value-type="float" office:value="18374">
            <text:p>18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1998">
            <text:p>81998</text:p>
          </table:table-cell>
          <table:table-cell office:value-type="float" office:value="17496">
            <text:p>17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1">
            <text:p>221</text:p>
          </table:table-cell>
          <table:table-cell office:value-type="float" office:value="80820">
            <text:p>80820</text:p>
          </table:table-cell>
          <table:table-cell office:value-type="float" office:value="18298">
            <text:p>1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office:value-type="float" office:value="81952">
            <text:p>81952</text:p>
          </table:table-cell>
          <table:table-cell office:value-type="float" office:value="17533">
            <text:p>1753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81464">
            <text:p>81464</text:p>
          </table:table-cell>
          <table:table-cell office:value-type="float" office:value="21839">
            <text:p>21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80998">
            <text:p>80998</text:p>
          </table:table-cell>
          <table:table-cell office:value-type="float" office:value="21142">
            <text:p>21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80205">
            <text:p>80205</text:p>
          </table:table-cell>
          <table:table-cell office:value-type="float" office:value="19829">
            <text:p>19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4">
            <text:p>234</text:p>
          </table:table-cell>
          <table:table-cell office:value-type="float" office:value="81785">
            <text:p>81785</text:p>
          </table:table-cell>
          <table:table-cell office:value-type="float" office:value="21073">
            <text:p>21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office:value-type="float" office:value="80396">
            <text:p>80396</text:p>
          </table:table-cell>
          <table:table-cell office:value-type="float" office:value="21009">
            <text:p>2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81730">
            <text:p>81730</text:p>
          </table:table-cell>
          <table:table-cell office:value-type="float" office:value="21615">
            <text:p>21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office:value-type="float" office:value="81823">
            <text:p>81823</text:p>
          </table:table-cell>
          <table:table-cell office:value-type="float" office:value="20942">
            <text:p>20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office:value-type="float" office:value="81900">
            <text:p>81900</text:p>
          </table:table-cell>
          <table:table-cell office:value-type="float" office:value="21414">
            <text:p>214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80852">
            <text:p>80852</text:p>
          </table:table-cell>
          <table:table-cell office:value-type="float" office:value="21606">
            <text:p>21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81386">
            <text:p>81386</text:p>
          </table:table-cell>
          <table:table-cell office:value-type="float" office:value="21236">
            <text:p>21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80409">
            <text:p>80409</text:p>
          </table:table-cell>
          <table:table-cell office:value-type="float" office:value="17745">
            <text:p>1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1541">
            <text:p>81541</text:p>
          </table:table-cell>
          <table:table-cell office:value-type="float" office:value="21159">
            <text:p>21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office:value-type="float" office:value="81260">
            <text:p>81260</text:p>
          </table:table-cell>
          <table:table-cell office:value-type="float" office:value="21879">
            <text:p>21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  <table:table-cell office:value-type="float" office:value="81922">
            <text:p>81922</text:p>
          </table:table-cell>
          <table:table-cell office:value-type="float" office:value="21294">
            <text:p>21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4">
            <text:p>244</text:p>
          </table:table-cell>
          <table:table-cell office:value-type="float" office:value="81396">
            <text:p>81396</text:p>
          </table:table-cell>
          <table:table-cell office:value-type="float" office:value="21789">
            <text:p>21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office:value-type="float" office:value="81784">
            <text:p>81784</text:p>
          </table:table-cell>
          <table:table-cell office:value-type="float" office:value="19461">
            <text:p>19461</text:p>
          </table:table-cell>
          <table:table-cell table:number-columns-repeated="6"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08:25:47</meta:creation-date>
    <dc:date>2012-07-25T08:53:44</dc:date>
    <meta:editing-duration>PT19M40S</meta:editing-duration>
    <meta:editing-cycles>12</meta:editing-cycles>
    <meta:generator>LibreOffice/3.5$Linux_X86_64 LibreOffice_project/350m1$Build-3</meta:generator>
    <meta:document-statistic meta:table-count="3" meta:cell-count="2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23cm" svg:y="0.315cm" chart:style-name="ch2">
          <text:p>Single Thread Benchmark</text:p>
        </chart:title>
        <chart:legend chart:legend-position="end" svg:x="12.782cm" svg:y="3.721cm" style:legend-expansion="high" chart:style-name="ch3"/>
        <chart:plot-area chart:style-name="ch4" table:cell-range-address="'i7 q820 linux jdk 1.6'.A1:'i7 q820 linux jdk 1.6'.D6" chart:data-source-has-labels="both" svg:x="1.327cm" svg:y="1.652cm" svg:width="10.815cm" svg:height="6.191cm">
          <chartooo:coordinate-region svg:x="2.54cm" svg:y="1.845cm" svg:width="9.591cm" svg:height="4.977cm"/>
          <chart:axis chart:dimension="x" chart:name="primary-x" chart:style-name="ch5" chartooo:axis-type="auto">
            <chartooo:date-scale/>
            <chart:title svg:x="6.109cm" svg:y="8.023cm" chart:style-name="ch6">
              <text:p>Iteration</text:p>
            </chart:title>
            <chart:categories table:cell-range-address="'i7 q820 linux jdk 1.6'.A2:'i7 q820 linux jdk 1.6'.A6"/>
          </chart:axis>
          <chart:axis chart:dimension="y" chart:name="primary-y" chart:style-name="ch7">
            <chart:title svg:x="0.451cm" svg:y="5.006cm" chart:style-name="ch8">
              <text:p>ms</text:p>
            </chart:title>
            <chart:grid chart:style-name="ch9" chart:class="major"/>
          </chart:axis>
          <chart:series chart:style-name="ch10" chart:values-cell-range-address="'i7 q820 linux jdk 1.6'.B2:'i7 q820 linux jdk 1.6'.B6" chart:label-cell-address="'i7 q820 linux jdk 1.6'.B1:'i7 q820 linux jdk 1.6'.B1" chart:class="chart:bar">
            <chart:data-point chart:repeated="5"/>
          </chart:series>
          <chart:series chart:style-name="ch11" chart:values-cell-range-address="'i7 q820 linux jdk 1.6'.C2:'i7 q820 linux jdk 1.6'.C6" chart:label-cell-address="'i7 q820 linux jdk 1.6'.C1:'i7 q820 linux jdk 1.6'.C1" chart:class="chart:bar">
            <chart:data-point chart:repeated="5"/>
          </chart:series>
          <chart:series chart:style-name="ch12" chart:values-cell-range-address="'i7 q820 linux jdk 1.6'.D2:'i7 q820 linux jdk 1.6'.D6" chart:label-cell-address="'i7 q820 linux jdk 1.6'.D1:'i7 q820 linux jdk 1.6'.D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ynchronized</text:p>
                <draw:g>
                  <svg:desc>'i7 q820 linux jdk 1.6'.B1:'i7 q820 linux jdk 1.6'.B1</svg:desc>
                </draw:g>
              </table:table-cell>
              <table:table-cell office:value-type="string">
                <text:p>Synchronized</text:p>
                <draw:g>
                  <svg:desc>'i7 q820 linux jdk 1.6'.C1:'i7 q820 linux jdk 1.6'.C1</svg:desc>
                </draw:g>
              </table:table-cell>
              <table:table-cell office:value-type="string">
                <text:p>Atomic</text:p>
                <draw:g>
                  <svg:desc>'i7 q820 linux jdk 1.6'.D1:'i7 q820 linux jdk 1.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gle Iter 1</text:p>
                <draw:g>
                  <svg:desc>'i7 q820 linux jdk 1.6'.A2:'i7 q820 linux jdk 1.6'.A6</svg:desc>
                </draw:g>
              </table:table-cell>
              <table:table-cell office:value-type="float" office:value="551">
                <text:p>551</text:p>
                <draw:g>
                  <svg:desc>'i7 q820 linux jdk 1.6'.B2:'i7 q820 linux jdk 1.6'.B6</svg:desc>
                </draw:g>
              </table:table-cell>
              <table:table-cell office:value-type="float" office:value="12116">
                <text:p>12116</text:p>
                <draw:g>
                  <svg:desc>'i7 q820 linux jdk 1.6'.C2:'i7 q820 linux jdk 1.6'.C6</svg:desc>
                </draw:g>
              </table:table-cell>
              <table:table-cell office:value-type="float" office:value="5119">
                <text:p>5119</text:p>
                <draw:g>
                  <svg:desc>'i7 q820 linux jdk 1.6'.D2:'i7 q820 linux jdk 1.6'.D6</svg:desc>
                </draw:g>
              </table:table-cell>
            </table:table-row>
            <table:table-row>
              <table:table-cell office:value-type="string">
                <text:p>Single Iter 2</text:p>
              </table:table-cell>
              <table:table-cell office:value-type="float" office:value="533">
                <text:p>533</text:p>
              </table:table-cell>
              <table:table-cell office:value-type="float" office:value="1623">
                <text:p>1623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Single Iter 3</text:p>
              </table:table-cell>
              <table:table-cell office:value-type="float" office:value="521">
                <text:p>521</text:p>
              </table:table-cell>
              <table:table-cell office:value-type="float" office:value="1607">
                <text:p>1607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string">
                <text:p>Single Iter 4</text:p>
              </table:table-cell>
              <table:table-cell office:value-type="float" office:value="510">
                <text:p>510</text:p>
              </table:table-cell>
              <table:table-cell office:value-type="float" office:value="1613">
                <text:p>1613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Single Iter 5</text:p>
              </table:table-cell>
              <table:table-cell office:value-type="float" office:value="514">
                <text:p>514</text:p>
              </table:table-cell>
              <table:table-cell office:value-type="float" office:value="1623">
                <text:p>1623</text:p>
              </table:table-cell>
              <table:table-cell office:value-type="float" office:value="5079">
                <text:p>5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5cm" svg:y="0.315cm" chart:style-name="ch2">
          <text:p>Multithreading, 5 Iterations</text:p>
        </chart:title>
        <chart:legend chart:legend-position="end" svg:x="12.782cm" svg:y="3.721cm" style:legend-expansion="high" chart:style-name="ch3"/>
        <chart:plot-area chart:style-name="ch4" table:cell-range-address="Tabelle2.H1:Tabelle2.K6" chart:data-source-has-labels="both" svg:x="1.327cm" svg:y="1.652cm" svg:width="10.815cm" svg:height="6.191cm">
          <chartooo:coordinate-region svg:x="2.54cm" svg:y="1.845cm" svg:width="9.602cm" svg:height="5.363cm"/>
          <chart:axis chart:dimension="x" chart:name="primary-x" chart:style-name="ch5" chartooo:axis-type="auto">
            <chartooo:date-scale/>
            <chart:title svg:x="6.109cm" svg:y="8.023cm" chart:style-name="ch6">
              <text:p>Iteration</text:p>
            </chart:title>
            <chart:categories table:cell-range-address="Tabelle2.H2:Tabelle2.H6"/>
          </chart:axis>
          <chart:axis chart:dimension="y" chart:name="primary-y" chart:style-name="ch7">
            <chart:title svg:x="0.451cm" svg:y="5.035cm" chart:style-name="ch8">
              <text:p>MS</text:p>
            </chart:title>
            <chart:grid chart:style-name="ch9" chart:class="major"/>
          </chart:axis>
          <chart:series chart:style-name="ch10" chart:values-cell-range-address="Tabelle2.I2:Tabelle2.I6" chart:label-cell-address="Tabelle2.I1:Tabelle2.I1" chart:class="chart:bar">
            <chart:data-point chart:repeated="5"/>
          </chart:series>
          <chart:series chart:style-name="ch11" chart:values-cell-range-address="Tabelle2.J2:Tabelle2.J6" chart:label-cell-address="Tabelle2.J1:Tabelle2.J1" chart:class="chart:bar">
            <chart:data-point chart:repeated="5"/>
          </chart:series>
          <chart:series chart:style-name="ch12" chart:values-cell-range-address="Tabelle2.K2:Tabelle2.K6" chart:label-cell-address="Tabelle2.K1:Tabelle2.K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ynchronized</text:p>
                <draw:g>
                  <svg:desc>Tabelle2.I1:Tabelle2.I1</svg:desc>
                </draw:g>
              </table:table-cell>
              <table:table-cell office:value-type="string">
                <text:p>Synchronized</text:p>
                <draw:g>
                  <svg:desc>Tabelle2.J1:Tabelle2.J1</svg:desc>
                </draw:g>
              </table:table-cell>
              <table:table-cell office:value-type="string">
                <text:p>Atomic</text:p>
                <draw:g>
                  <svg:desc>Tabelle2.K1:Tabelle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ation 1</text:p>
                <draw:g>
                  <svg:desc>Tabelle2.H2:Tabelle2.H6</svg:desc>
                </draw:g>
              </table:table-cell>
              <table:table-cell office:value-type="float" office:value="233.125">
                <text:p>233.125</text:p>
                <draw:g>
                  <svg:desc>Tabelle2.I2:Tabelle2.I6</svg:desc>
                </draw:g>
              </table:table-cell>
              <table:table-cell office:value-type="float" office:value="81240.375">
                <text:p>81240.375</text:p>
                <draw:g>
                  <svg:desc>Tabelle2.J2:Tabelle2.J6</svg:desc>
                </draw:g>
              </table:table-cell>
              <table:table-cell office:value-type="float" office:value="19945.25">
                <text:p>19945.25</text:p>
                <draw:g>
                  <svg:desc>Tabelle2.K2:Tabelle2.K6</svg:desc>
                </draw:g>
              </table:table-cell>
            </table:table-row>
            <table:table-row>
              <table:table-cell office:value-type="string">
                <text:p>Iteration 2</text:p>
              </table:table-cell>
              <table:table-cell office:value-type="float" office:value="230">
                <text:p>230</text:p>
              </table:table-cell>
              <table:table-cell office:value-type="float" office:value="80585.5">
                <text:p>80585.5</text:p>
              </table:table-cell>
              <table:table-cell office:value-type="float" office:value="13787.625">
                <text:p>13787.625</text:p>
              </table:table-cell>
            </table:table-row>
            <table:table-row>
              <table:table-cell office:value-type="string">
                <text:p>Iteration 3</text:p>
              </table:table-cell>
              <table:table-cell office:value-type="float" office:value="233.625">
                <text:p>233.625</text:p>
              </table:table-cell>
              <table:table-cell office:value-type="float" office:value="80881">
                <text:p>80881</text:p>
              </table:table-cell>
              <table:table-cell office:value-type="float" office:value="15151.625">
                <text:p>15151.625</text:p>
              </table:table-cell>
            </table:table-row>
            <table:table-row>
              <table:table-cell office:value-type="string">
                <text:p>Iteration 4</text:p>
              </table:table-cell>
              <table:table-cell office:value-type="float" office:value="230.875">
                <text:p>230.875</text:p>
              </table:table-cell>
              <table:table-cell office:value-type="float" office:value="81287.625">
                <text:p>81287.625</text:p>
              </table:table-cell>
              <table:table-cell office:value-type="float" office:value="21107.875">
                <text:p>21107.875</text:p>
              </table:table-cell>
            </table:table-row>
            <table:table-row>
              <table:table-cell office:value-type="string">
                <text:p>Iteration 5</text:p>
              </table:table-cell>
              <table:table-cell office:value-type="float" office:value="233">
                <text:p>233</text:p>
              </table:table-cell>
              <table:table-cell office:value-type="float" office:value="81318.75">
                <text:p>81318.75</text:p>
              </table:table-cell>
              <table:table-cell office:value-type="float" office:value="20771.125">
                <text:p>20771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